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opacity="8%" draw:textarea-vertical-align="middle" draw:shadow-opacity="8%"/>
    </style:style>
    <style:style style:name="gr2" style:family="graphic" style:parent-style-name="standard">
      <style:graphic-properties draw:fill="solid" draw:fill-color="#729fcf" draw:opacity="8%" draw:textarea-vertical-align="middle" draw:shadow-opacity="8%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5" style:family="graphic" style:parent-style-name="objectwithoutfill">
      <style:graphic-properties svg:stroke-width="0.102cm" svg:stroke-color="#000000" draw:marker-start="Symmetric_20_Arrow" draw:marker-start-width="0.61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604cm" fo:min-width="0.018cm"/>
      <style:paragraph-properties style:writing-mode="tb-rl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1cm" fo:min-width="0.8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7cm" fo:min-width="0.131cm"/>
      <style:paragraph-properties style:writing-mode="tb-rl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25cm" fo:min-width="1.163cm"/>
    </style:style>
    <style:style style:name="gr10" style:family="graphic" style:parent-style-name="objectwithoutfill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97cm"/>
    </style:style>
    <style:style style:name="gr12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2.138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3.555cm"/>
    </style:style>
    <style:style style:name="gr15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3.146cm" fo:padding-top="0.15cm" fo:padding-bottom="0.15cm" fo:padding-left="0.275cm" fo:padding-right="0.275cm" draw:shadow-opacity="15%"/>
    </style:style>
    <style:style style:name="gr16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2.054cm" fo:padding-top="0.15cm" fo:padding-bottom="0.15cm" fo:padding-left="0.275cm" fo:padding-right="0.275cm" draw:shadow-opacity="15%"/>
    </style:style>
    <style:style style:name="P1" style:family="paragraph">
      <loext:graphic-properties draw:fill="solid" draw:fill-color="#00ff00" draw:opacity="8%"/>
      <style:paragraph-properties fo:text-align="center"/>
    </style:style>
    <style:style style:name="P2" style:family="paragraph">
      <loext:graphic-properties draw:fill="solid" draw:fill-color="#729fcf" draw:opacity="8%"/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P12" style:family="paragraph"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solid" draw:fill-color="#729fcf" draw:opacity="15%"/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T4" style:family="text">
      <style:text-properties fo:color="#ccff00" fo:font-size="12pt" fo:font-weight="bold" fo:background-color="#000000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494cm" svg:height="11.147cm" svg:x="2.816cm" svg:y="12.27cm">
          <text:p/>
        </draw:rect>
        <draw:rect draw:style-name="gr2" draw:text-style-name="P2" draw:layer="layout" svg:width="15.494cm" svg:height="10.311cm" svg:x="2.816cm" svg:y="1.7cm">
          <text:p/>
        </draw:rect>
        <draw:rect draw:style-name="gr3" draw:text-style-name="P4" xml:id="id1" draw:id="id1" draw:layer="layout" svg:width="2.933cm" svg:height="0.794cm" svg:x="4.34cm" svg:y="5.478cm">
          <text:p text:style-name="P3"><text:span text:style-name="T1">PktHandler</text:span></text:p>
        </draw:rect>
        <draw:ellipse draw:style-name="gr3" draw:text-style-name="P4" xml:id="id3" draw:id="id3" draw:layer="layout" svg:width="3.181cm" svg:height="2.365cm" svg:x="8.906cm" svg:y="2.256cm">
          <text:p text:style-name="P3"><text:span text:style-name="T1">Globals</text:span></text:p>
          <text:p text:style-name="P3"><text:span text:style-name="T1">(Settings5)</text:span></text:p>
        </draw:ellipse>
        <draw:connector draw:style-name="gr4" draw:text-style-name="P5" draw:layer="layout" draw:type="line" svg:x1="5.806cm" svg:y1="6.272cm" svg:x2="5.796cm" svg:y2="9.32cm" draw:start-shape="id1" draw:start-glue-point="2" draw:end-shape="id2" draw:end-glue-point="0" svg:d="M5806 6272l-10 3048" svg:viewBox="0 0 11 3049">
          <text:p/>
        </draw:connector>
        <draw:connector draw:style-name="gr5" draw:text-style-name="P5" xml:id="id12" draw:id="id12" draw:layer="layout" svg:x1="5.806cm" svg:y1="5.478cm" svg:x2="8.906cm" svg:y2="3.438cm" draw:start-shape="id1" draw:start-glue-point="0" draw:end-shape="id3" draw:end-glue-point="3" svg:d="M5806 5478v-2040h3100" svg:viewBox="0 0 3101 2041">
          <text:p/>
        </draw:connector>
        <draw:connector draw:style-name="gr4" draw:text-style-name="P5" xml:id="id10" draw:id="id10" draw:layer="layout" svg:x1="13.731cm" svg:y1="10.02cm" svg:x2="7.769cm" svg:y2="9.991cm" draw:start-shape="id4" draw:start-glue-point="3" draw:end-shape="id2" draw:end-glue-point="1" svg:d="M13731 10020h-2981v-29h-2981" svg:viewBox="0 0 5963 30">
          <text:p/>
        </draw:connector>
        <draw:rect draw:style-name="gr3" draw:text-style-name="P4" xml:id="id5" draw:id="id5" draw:layer="layout" svg:width="2.134cm" svg:height="0.889cm" svg:x="12.038cm" svg:y="12.622cm">
          <text:p text:style-name="P3"><text:span text:style-name="T1">PktRadio</text:span></text:p>
        </draw:rect>
        <draw:rect draw:style-name="gr3" draw:text-style-name="P4" xml:id="id6" draw:id="id6" draw:layer="layout" svg:width="2.279cm" svg:height="0.929cm" svg:x="15.567cm" svg:y="12.503cm">
          <text:p text:style-name="P3"><text:span text:style-name="T1">OOKRadio</text:span></text:p>
        </draw:rect>
        <draw:rect draw:style-name="gr3" draw:text-style-name="P4" xml:id="id7" draw:id="id7" draw:layer="layout" svg:width="1.403cm" svg:height="0.709cm" svg:x="14.14cm" svg:y="15.178cm">
          <text:p text:style-name="P3"><text:span text:style-name="T1">Pogo</text:span></text:p>
        </draw:rect>
        <draw:rect draw:style-name="gr3" draw:text-style-name="P4" xml:id="id4" draw:id="id4" draw:layer="layout" svg:width="2.039cm" svg:height="0.886cm" svg:x="13.731cm" svg:y="9.577cm">
          <text:p text:style-name="P3"><text:span text:style-name="T1">ComPort</text:span></text:p>
          <text:p text:style-name="P3"><text:span text:style-name="T1">(uno)</text:span></text:p>
        </draw:rect>
        <draw:connector draw:style-name="gr4" draw:text-style-name="P5" draw:layer="layout" draw:type="line" svg:x1="14.75cm" svg:y1="10.463cm" svg:x2="13.105cm" svg:y2="12.622cm" draw:start-shape="id4" draw:start-glue-point="2" draw:end-shape="id5" draw:end-glue-point="0" svg:d="M14750 10463l-1645 2159" svg:viewBox="0 0 1646 2160">
          <text:p/>
        </draw:connector>
        <draw:connector draw:style-name="gr4" draw:text-style-name="P5" draw:layer="layout" draw:type="line" svg:x1="14.75cm" svg:y1="10.463cm" svg:x2="16.706cm" svg:y2="12.503cm" draw:start-shape="id4" draw:start-glue-point="2" draw:end-shape="id6" draw:end-glue-point="0" svg:d="M14750 10463l1956 2040" svg:viewBox="0 0 1957 2041">
          <text:p/>
        </draw:connector>
        <draw:connector draw:style-name="gr4" draw:text-style-name="P5" draw:layer="layout" svg:x1="13.105cm" svg:y1="13.511cm" svg:x2="14.14cm" svg:y2="15.532cm" draw:start-shape="id5" draw:start-glue-point="2" draw:end-shape="id7" draw:end-glue-point="3" svg:d="M13105 13511v2021h1035" svg:viewBox="0 0 1036 2022">
          <text:p/>
        </draw:connector>
        <draw:connector draw:style-name="gr4" draw:text-style-name="P5" draw:layer="layout" svg:x1="16.706cm" svg:y1="13.432cm" svg:x2="15.543cm" svg:y2="15.532cm" draw:start-shape="id6" draw:start-glue-point="2" draw:end-shape="id7" draw:end-glue-point="1" svg:d="M16706 13432v2100h-1163" svg:viewBox="0 0 1164 2101">
          <text:p/>
        </draw:connector>
        <draw:g>
          <draw:rect draw:style-name="gr3" draw:text-style-name="P4" xml:id="id2" draw:id="id2" draw:layer="layout" svg:width="3.945cm" svg:height="1.342cm" svg:x="3.824cm" svg:y="9.32cm">
            <text:p text:style-name="P3"><text:span text:style-name="T1">NaaradTopics2</text:span></text:p>
          </draw:rect>
          <draw:frame draw:style-name="gr6" draw:text-style-name="P7" draw:layer="layout" svg:width="0.971cm" svg:height="1.332cm" draw:transform="rotate (1.5707963267949) translate (6.572cm 10.908cm)">
            <draw:text-box>
              <text:p text:style-name="P6"><text:span text:style-name="T1">.run()</text:span></text:p>
            </draw:text-box>
          </draw:frame>
          <draw:frame draw:style-name="gr7" draw:text-style-name="P9" draw:layer="layout" svg:width="1.675cm" svg:height="0.641cm" svg:x="3.824cm" svg:y="8.665cm">
            <draw:text-box>
              <text:p text:style-name="P8"><text:span text:style-name="T2">Thread</text:span></text:p>
            </draw:text-box>
          </draw:frame>
        </draw:g>
        <draw:rect draw:style-name="gr3" draw:text-style-name="P4" xml:id="id8" draw:id="id8" draw:layer="layout" svg:width="2.407cm" svg:height="0.781cm" svg:x="5.439cm" svg:y="21.922cm">
          <text:p text:style-name="P3"><text:span text:style-name="T1">mySocke</text:span><text:span text:style-name="T1">t</text:span></text:p>
        </draw:rect>
        <draw:g xml:id="id13" draw:id="id13">
          <draw:rect draw:style-name="gr3" draw:text-style-name="P4" xml:id="id11" draw:id="id11" draw:layer="layout" svg:width="4.457cm" svg:height="1.328cm" svg:x="4.466cm" svg:y="16.018cm">
            <text:p text:style-name="P3"><text:span text:style-name="T1">mClientT</text:span><text:span text:style-name="T1">hread</text:span></text:p>
          </draw:rect>
          <draw:frame draw:style-name="gr8" draw:text-style-name="P7" draw:layer="layout" svg:width="0.971cm" svg:height="1.332cm" draw:transform="rotate (1.5707963267949) translate (7.457cm 17.538cm)">
            <draw:text-box>
              <text:p text:style-name="P6"><text:span text:style-name="T1">.run()</text:span></text:p>
            </draw:text-box>
          </draw:frame>
          <draw:frame draw:style-name="gr9" draw:text-style-name="P9" draw:layer="layout" svg:width="1.675cm" svg:height="0.641cm" svg:x="4.466cm" svg:y="15.386cm">
            <draw:text-box>
              <text:p text:style-name="P8"><text:span text:style-name="T2">Thread</text:span></text:p>
            </draw:text-box>
          </draw:frame>
        </draw:g>
        <draw:ellipse draw:style-name="gr3" draw:text-style-name="P4" xml:id="id9" draw:id="id9" draw:layer="layout" svg:width="2.621cm" svg:height="1.069cm" svg:x="5.364cm" svg:y="19.12cm">
          <text:p text:style-name="P3"><text:span text:style-name="T1">User </text:span></text:p>
          <text:p text:style-name="P3"><text:span text:style-name="T1">Socket</text:span></text:p>
        </draw:ellipse>
        <draw:connector draw:style-name="gr10" draw:text-style-name="P5" draw:layer="layout" draw:type="line" svg:x1="2.345cm" svg:y1="22.291cm" svg:x2="5.439cm" svg:y2="22.312cm" draw:end-shape="id8" draw:end-glue-point="3" svg:d="M2345 22291l3094 21" svg:viewBox="0 0 3095 22">
          <text:p/>
        </draw:connector>
        <draw:connector draw:style-name="gr5" draw:text-style-name="P5" draw:layer="layout" draw:type="line" svg:x1="5.364cm" svg:y1="19.654cm" svg:x2="2.258cm" svg:y2="19.712cm" draw:start-shape="id9" draw:start-glue-point="3" svg:d="M5364 19654l-3106 58" svg:viewBox="0 0 3107 59">
          <text:p/>
        </draw:connector>
        <draw:connector draw:style-name="gr4" draw:text-style-name="P5" draw:layer="layout" draw:type="line" svg:x1="6.642cm" svg:y1="21.922cm" svg:x2="6.674cm" svg:y2="20.189cm" draw:start-shape="id8" draw:start-glue-point="0" draw:end-shape="id9" draw:end-glue-point="2" svg:d="M6642 21922l32-1733" svg:viewBox="0 0 33 1734">
          <text:p/>
        </draw:connector>
        <draw:connector draw:style-name="gr4" draw:text-style-name="P5" draw:layer="layout" draw:type="line" svg:x1="10.75cm" svg:y1="10.005cm" svg:x2="6.694cm" svg:y2="16.018cm" draw:start-shape="id10" draw:start-glue-point="0" draw:end-shape="id11" draw:end-glue-point="0" svg:d="M10750 10005l-4056 6013" svg:viewBox="0 0 4057 6014">
          <text:p/>
        </draw:connector>
        <draw:connector draw:style-name="gr4" draw:text-style-name="P5" draw:layer="layout" svg:x1="14.841cm" svg:y1="15.887cm" svg:x2="8.923cm" svg:y2="16.682cm" draw:start-shape="id7" draw:start-glue-point="2" draw:end-shape="id11" draw:end-glue-point="1" svg:d="M14841 15887v795h-5918" svg:viewBox="0 0 5919 796">
          <text:p/>
        </draw:connector>
        <draw:frame draw:style-name="gr11" draw:text-style-name="P9" draw:layer="layout" svg:width="1.692cm" svg:height="1.031cm" svg:x="2.775cm" svg:y="22.296cm">
          <draw:text-box>
            <text:p text:style-name="P8"><text:span text:style-name="T2">Naarad</text:span></text:p>
            <text:p text:style-name="P8"><text:span text:style-name="T2">Socket</text:span></text:p>
          </draw:text-box>
        </draw:frame>
        <draw:connector draw:style-name="gr10" draw:text-style-name="P5" draw:layer="layout" draw:line-skew="-0.376cm" svg:x1="5.806cm" svg:y1="3.438cm" svg:x2="4.466cm" svg:y2="16.682cm" draw:start-shape="id12" draw:start-glue-point="0" draw:end-shape="id11" draw:end-glue-point="3" svg:d="M5806 3438h-2217v13244h877" svg:viewBox="0 0 2218 13245">
          <text:p/>
        </draw:connector>
        <draw:connector draw:style-name="gr12" draw:text-style-name="P5" draw:layer="layout" draw:type="line" svg:x1="6.694cm" svg:y1="17.538cm" svg:x2="6.674cm" svg:y2="19.12cm" draw:start-shape="id13" draw:start-glue-point="2" draw:end-shape="id9" draw:end-glue-point="0" svg:d="M6694 17538l-20 1582" svg:viewBox="0 0 21 1583">
          <text:p/>
        </draw:connector>
        <draw:connector draw:style-name="gr5" draw:text-style-name="P5" draw:layer="layout" draw:type="line" svg:x1="15.77cm" svg:y1="10.02cm" svg:x2="19.099cm" svg:y2="9.952cm" draw:start-shape="id4" draw:start-glue-point="1" svg:d="M15770 10020l3329-68" svg:viewBox="0 0 3330 69">
          <text:p/>
        </draw:connector>
        <draw:frame draw:style-name="gr13" draw:text-style-name="P11" draw:layer="layout" svg:width="2.72cm" svg:height="1.194cm" svg:x="15.525cm" svg:y="1.803cm">
          <draw:text-box>
            <text:p text:style-name="P10"><text:span text:style-name="T3">H/W server</text:span></text:p>
            <text:p text:style-name="P10"><text:span text:style-name="T3">thread</text:span></text:p>
          </draw:text-box>
        </draw:frame>
        <draw:frame draw:style-name="gr14" draw:text-style-name="P13" draw:layer="layout" svg:width="4.181cm" svg:height="1.194cm" svg:x="14.071cm" svg:y="22.172cm">
          <draw:text-box>
            <text:p text:style-name="P12"><text:span text:style-name="T4">Socket </text:span><text:span text:style-name="T4">interaction</text:span></text:p>
            <text:p text:style-name="P12"><text:span text:style-name="T4">thread</text:span></text:p>
          </draw:text-box>
        </draw:frame>
        <draw:custom-shape draw:style-name="gr15" draw:text-style-name="P15" draw:layer="layout" svg:width="3.696cm" svg:height="0.819cm" draw:transform="rotate (1.5707963267949) translate (1.404cm 22.763cm)">
          <text:p text:style-name="P14"><text:span text:style-name="T1">External 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604cm" svg:height="0.819cm" draw:transform="rotate (-1.5707963267949) translate (19.93cm 8.667cm)">
          <text:p text:style-name="P14"><text:span text:style-name="T1">Arduin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34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jay Bhatnagar</meta:initial-creator>
    <meta:creation-date>2019-02-04T20:45:12.859775351</meta:creation-date>
    <dc:date>2019-02-05T10:00:20.245991859</dc:date>
    <meta:editing-duration>PT1H41M18S</meta:editing-duration>
    <meta:editing-cycles>51</meta:editing-cycles>
    <meta:generator>LibreOffice/5.3.6.1$Linux_X86_64 LibreOffice_project/30$Build-1</meta:generator>
    <meta:document-statistic meta:object-count="38"/>
  </office:meta>
</office:document-meta>
</file>